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gradient draw:name="Red" draw:style="linear" draw:start-color="#ff420e" draw:end-color="#c5000b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2:26.794000000</dc:date>
    <dc:creator>Georg Hackenberg</dc:creator>
    <meta:editing-duration>PT52S</meta:editing-duration>
    <meta:editing-cycles>9</meta:editing-cycles>
    <meta:generator>LibreOffice/4.1.4.2$Windows_x86 LibreOffice_project/0a0440ccc0227ad9829de5f46be37cfb6edcf72</meta:generator>
    <meta:document-statistic meta:object-count="1"/>
  </office:meta>
</office:document-meta>
</file>